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parametr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Jeunes</text:p>
          </table:table-cell>
          <table:table-cell office:value-type="string" calcext:value-type="string">
            <text:p>Fréquents</text:p>
          </table:table-cell>
          <table:table-cell office:value-type="string" calcext:value-type="string">
            <text:p>Occasionnels</text:p>
          </table:table-cell>
          <table:table-cell office:value-type="string" calcext:value-type="string">
            <text:p>+=</text:p>
          </table:table-cell>
          <table:table-cell office:value-type="string" calcext:value-type="string">
            <text:p>WE 1€</text:p>
          </table:table-cell>
          <table:table-cell office:value-type="string" calcext:value-type="string">
            <text:p>Fréquents Tout Public</text:p>
          </table:table-cell>
          <table:table-cell office:value-type="string" calcext:value-type="string">
            <text:p>Fréquents <text:s/>Jeunes</text:p>
          </table:table-cell>
          <table:table-cell office:value-type="string" calcext:value-type="string">
            <text:p>Occasionnels Tout public</text:p>
          </table:table-cell>
          <table:table-cell office:value-type="string" calcext:value-type="string">
            <text:p>Occasionnels Jeunes</text:p>
          </table:table-cell>
          <table:table-cell office:value-type="string" calcext:value-type="string">
            <text:p>+=0</text:p>
          </table:table-cell>
          <table:table-cell office:value-type="string" calcext:value-type="string">
            <text:p>+=Flex</text:p>
          </table:table-cell>
          <table:table-cell office:value-type="string" calcext:value-type="string">
            <text:p>+=-</text:p>
          </table:table-cell>
        </table:table-row>
        <table:table-row table:style-name="ro1">
          <table:table-cell office:value-type="string" calcext:value-type="string">
            <text:p>Nombre de voyages 2024</text:p>
          </table:table-cell>
          <table:table-cell office:value-type="float" office:value="26992719" calcext:value-type="float">
            <text:p>26992719</text:p>
          </table:table-cell>
          <table:table-cell office:value-type="float" office:value="9097637" calcext:value-type="float">
            <text:p>9097637</text:p>
          </table:table-cell>
          <table:table-cell office:value-type="float" office:value="9155030" calcext:value-type="float">
            <text:p>9155030</text:p>
          </table:table-cell>
          <table:table-cell office:value-type="float" office:value="14587668" calcext:value-type="float">
            <text:p>14587668</text:p>
          </table:table-cell>
          <table:table-cell office:value-type="float" office:value="3250021" calcext:value-type="float">
            <text:p>3250021</text:p>
          </table:table-cell>
          <table:table-cell office:value-type="float" office:value="847604" calcext:value-type="float">
            <text:p>847604</text:p>
          </table:table-cell>
          <table:table-cell office:value-type="float" office:value="5341797" calcext:value-type="float">
            <text:p>5341797</text:p>
          </table:table-cell>
          <table:table-cell office:value-type="float" office:value="3813233" calcext:value-type="float">
            <text:p>3813233</text:p>
          </table:table-cell>
          <table:table-cell office:value-type="float" office:value="9299212" calcext:value-type="float">
            <text:p>9299212</text:p>
          </table:table-cell>
          <table:table-cell office:value-type="float" office:value="5284404" calcext:value-type="float">
            <text:p>5284404</text:p>
          </table:table-cell>
          <table:table-cell office:value-type="float" office:value="2289521" calcext:value-type="float">
            <text:p>2289521</text:p>
          </table:table-cell>
          <table:table-cell office:value-type="float" office:value="919552" calcext:value-type="float">
            <text:p>919552</text:p>
          </table:table-cell>
          <table:table-cell office:value-type="float" office:value="40948" calcext:value-type="float">
            <text:p>40948</text:p>
          </table:table-cell>
        </table:table-row>
        <table:table-row table:style-name="ro1">
          <table:table-cell office:value-type="string" calcext:value-type="string">
            <text:p>Distance moyenne en km 2024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44" calcext:value-type="float">
            <text:p>44</text:p>
          </table:table-cell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Distance totale annuelle en km 2024</text:p>
          </table:table-cell>
          <table:table-cell office:value-type="float" office:value="1700541297" calcext:value-type="float">
            <text:p>1700541297</text:p>
          </table:table-cell>
          <table:table-cell office:value-type="float" office:value="600444042" calcext:value-type="float">
            <text:p>600444042</text:p>
          </table:table-cell>
          <table:table-cell office:value-type="float" office:value="375356230" calcext:value-type="float">
            <text:p>375356230</text:p>
          </table:table-cell>
          <table:table-cell office:value-type="float" office:value="1167013440" calcext:value-type="float">
            <text:p>1167013440</text:p>
          </table:table-cell>
          <table:table-cell office:value-type="float" office:value="143000924" calcext:value-type="float">
            <text:p>143000924</text:p>
          </table:table-cell>
          <table:table-cell office:value-type="float" office:value="53399052" calcext:value-type="float">
            <text:p>53399052</text:p>
          </table:table-cell>
          <table:table-cell office:value-type="float" office:value="224355474" calcext:value-type="float">
            <text:p>224355474</text:p>
          </table:table-cell>
          <table:table-cell office:value-type="float" office:value="148716087" calcext:value-type="float">
            <text:p>148716087</text:p>
          </table:table-cell>
          <table:table-cell office:value-type="float" office:value="716039324" calcext:value-type="float">
            <text:p>716039324</text:p>
          </table:table-cell>
          <table:table-cell office:value-type="float" office:value="449174340" calcext:value-type="float">
            <text:p>449174340</text:p>
          </table:table-cell>
          <table:table-cell office:value-type="float" office:value="91580840" calcext:value-type="float">
            <text:p>91580840</text:p>
          </table:table-cell>
          <table:table-cell office:value-type="float" office:value="39540736" calcext:value-type="float">
            <text:p>39540736</text:p>
          </table:table-cell>
          <table:table-cell office:value-type="float" office:value="1883608" calcext:value-type="float">
            <text:p>18836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2:02:54.5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1:14:39.529000000</meta:creation-date>
    <dc:date>2025-03-12T12:03:00.236000000</dc:date>
    <meta:editing-duration>PT1M53S</meta:editing-duration>
    <meta:editing-cycles>2</meta:editing-cycles>
    <meta:generator>LibreOffice/24.8.0.3$Windows_x86 LibreOffice_project/0bdf1299c94fe897b119f97f3c613e9dca6be583</meta:generator>
    <meta:document-statistic meta:table-count="1" meta:cell-count="56" meta:object-count="0"/>
  </office:meta>
</office:document-meta>
</file>